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Valeurs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 sélection</text:p>
          </table:table-cell>
          <table:table-cell office:value-type="float" office:value="1E-3" table:style-name="ce1">
            <text:p>0,001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6.0999999999999999E-2" table:style-name="ce1">
            <text:p>0,0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 Bulles</text:p>
          </table:table-cell>
          <table:table-cell office:value-type="float" office:value="2E-3" table:style-name="ce1">
            <text:p>0,002</text:p>
          </table:table-cell>
          <table:table-cell office:value-type="float" office:value="3.5000000000000003E-2" table:style-name="ce1">
            <text:p>0,035</text:p>
          </table:table-cell>
          <table:table-cell office:value-type="float" office:value="0.314" table:style-name="ce1">
            <text:p>0,31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2" svg:x="0.28125in" svg:y="0.192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tion</meta:initial-creator>
    <dc:creator>Administration</dc:creator>
    <meta:creation-date>2018-01-07T18:16:52Z</meta:creation-date>
    <dc:date>2018-01-07T18:35:32Z</dc:date>
    <meta:editing-cycles>4</meta:editing-cycles>
    <meta:editing-duration>PT15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Feuille1.$A$2" chart:values-cell-range-address="Feuille1.$B$2:.$D$2" chart:class="chart:line" chart:attached-axis="primary-y" chart:style-name="G0S0">
            <chart:data-point chart:repeated="3"/>
          </chart:series>
          <chart:series chart:label-cell-address="Feuille1.$A$3" chart:values-cell-range-address="Feuille1.$B$3:.$D$3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